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.getEnd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ch.getBeginning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ch.setNumberOfGroups( int 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tch.setSource( char [ ] ch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.setSourc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.setBeginning( int index ,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.clon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tch.setEnd( int index ,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.setSource( CharacterIterator c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.getCapturedText( int ind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tch.getNumberOfGroup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.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